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4240015489" text:style-name="WWNum5">
        <text:list-item>
          <text:p text:style-name="P35"><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34511600405778" text:continue-numbering="true" text:style-name="WWNum5">
        <text:list-item>
          <text:p text:style-name="P35"><text:bookmark text:name="_9maybllx2a09"/><text:soft-page-break/>Observations prior to carrying out assessable tasks</text:p>
        </text:list-item>
      </text:list>
      <text:list xml:id="list1804956698" text:style-name="WWNum3">
        <text:list-item>
          <text:p text:style-name="P25">Except for exceptions indicated in each activity, you must generate a single document for the entire newsletter and in that document include the response to each activity.</text:p>
        </text:list-item>
      </text:list>
      <text:list xml:id="list365304034" text:style-name="WWNum2">
        <text:list-item>
          <text:list>
            <text:list-item>
              <text:p text:style-name="P31">If delivery requires delivery of several files, deliver them compressed into a single file with a ".zip" extension.</text:p>
            </text:list-item>
          </text:list>
        </text:list-item>
      </text:list>
      <text:list xml:id="list234512421110271" text:continue-list="list1804956698" text:style-name="WWNum3">
        <text:list-item>
          <text:p text:style-name="P27">When documents are delivered, they must have a good presentation. Although the document to be delivered is small, it must have a cover, index, header, footer (with page number), in addition to being consistent in style.</text:p>
          <text:list>
            <text:list-item>
              <text:p text:style-name="P32">The index will only be necessary if the document (not counting the cover) occupies more than one page and has more than one section.</text:p>
            </text:list-item>
          </text:list>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751231877" text:style-name="WWNum1">
        <text:list-item>
          <text:p text:style-name="P34"><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3282981669" text:style-name="WWNum4">
        <text:list-item>
          <text:p text:style-name="P26">Cell format modifications (color, font, etc.).</text:p>
        </text:list-item>
        <text:list-item>
          <text:p text:style-name="P28">Simple formula.</text:p>
        </text:list-item>
        <text:list-item>
          <text:p text:style-name="P28">Formula using relative cell references.</text:p>
        </text:list-item>
        <text:list-item>
          <text:p text:style-name="P28">Formula using absolute cell reference.</text:p>
        </text:list-item>
        <text:list-item>
          <text:p text:style-name="P28">Formula combining relative and absolute references.</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3">Si, O, Y, No</text:p>
            </text:list-item>
            <text:list-item>
              <text:p text:style-name="P33">Concatenar</text:p>
            </text:list-item>
            <text:list-item>
              <text:p text:style-name="P33">Igual, Mayor, Menor</text:p>
            </text:list-item>
            <text:list-item>
              <text:p text:style-name="P33">Buscar, BuscarV, BuscarH</text:p>
            </text:list-item>
            <text:list-item>
              <text:p text:style-name="P33">Sumar, Sumar.Si</text:p>
            </text:list-item>
            <text:list-item>
              <text:p text:style-name="P33">Contar, Contar.Si</text:p>
            </text:list-item>
          </text:list>
        </text:list-item>
        <text:list-item>
          <text:p text:style-name="P30">Use of wildcard characters on cells with text format ("*" character and "?" character).</text:p>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pan>deliver the generated document and also show the document in person to the teachers so that they can give a pass grade</text:p>
      <text:list xml:id="list234511092994163" text:continue-list="list1751231877" text:style-name="WWNum1">
        <text:list-item>
          <text:p text:style-name="P34"><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98" meta:character-count="3608" meta:non-whitespace-character-count="3074"/>
    <meta:generator>LibreOfficeDev/6.0.5.2$Linux_X86_64 LibreOffice_project/</meta:generator>
  </office:meta>
</office:document-meta>
</file>